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none" draw:fill="none" draw:textarea-vertical-align="middle" fo:min-height="0.382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8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2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03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473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32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763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solid" svg:stroke-width="0.079cm" svg:stroke-color="#0c0c0c" svg:stroke-opacity="100%" draw:stroke-linejoin="miter" svg:stroke-linecap="butt" draw:fill="none" fo:padding-top="0.164cm" fo:padding-bottom="0.164cm" fo:padding-left="0.289cm" fo:padding-right="0.289cm" draw:shadow="hidden"/>
    </style:style>
    <style:style style:name="gr1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Arial2" fo:font-size="8pt" fo:font-style="italic" style:font-name-asian="Arial2" style:font-size-asian="8pt" style:font-style-asian="italic" style:font-name-complex="Arial2" style:font-size-complex="8pt" style:font-style-complex="italic"/>
    </style:style>
    <style:style style:name="T2" style:family="text">
      <style:text-properties fo:color="#000000" loext:opacity="100%" style:font-name="Arial2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3" style:family="text">
      <style:text-properties fo:color="#000000" loext:opacity="100%" style:font-name="Arial2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4" style:family="text">
      <style:text-properties fo:color="#000000" loext:opacity="100%" style:font-name="Arial2" fo:font-size="12pt" fo:font-style="italic" style:font-name-asian="Arial2" style:font-size-asian="12pt" style:font-style-asian="italic" style:font-name-complex="Arial2" style:font-size-complex="12pt" style:font-style-complex="italic"/>
    </style:style>
    <style:style style:name="T5" style:family="text">
      <style:text-properties fo:color="#000000" loext:opacity="100%" style:font-name="Arial2" fo:font-size="16pt" fo:font-style="italic" style:font-name-asian="Arial2" style:font-size-asian="16pt" style:font-style-asian="italic" style:font-name-complex="Arial2" style:font-size-complex="16pt" style:font-style-complex="italic"/>
    </style:style>
    <style:style style:name="T6" style:family="text">
      <style:text-properties fo:color="#000000" loext:opacity="100%"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7" style:family="text">
      <style:text-properties fo:color="#000000" loext:opacity="100%" style:font-name="Arial2" fo:font-size="12pt" fo:font-style="italic" style:text-underline-style="solid" style:text-underline-width="auto" style:text-underline-color="font-color" style:font-name-asian="Arial2" style:font-size-asian="12pt" style:font-style-asian="italic" style:font-name-complex="Arial2" style:font-size-complex="12pt" style:font-style-complex="italic"/>
    </style:style>
    <style:style style:name="T8" style:family="text">
      <style:text-properties fo:color="#000000" loext:opacity="100%" style:font-name="Arial2" fo:font-size="12pt" fo:language="en" fo:country="US" fo:font-style="italic" style:font-name-asian="Arial2" style:font-size-asian="12pt" style:language-asian="en" style:country-asian="US" style:font-style-asian="italic" style:font-name-complex="Arial2" style:font-size-complex="12pt" style:language-complex="ar" style:country-complex="SA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е" draw:style-name="dp1" draw:master-page-name="PM0">
        <draw:polyline draw:style-name="gr1" draw:text-style-name="P1" draw:layer="layout" svg:width="18.5cm" svg:height="28.7cm" svg:x="2cm" svg:y="0.5cm" svg:viewBox="0 0 18501 28701" draw:points="0,0 0,28701 18501,28701">
          <text:p/>
        </draw:polyline>
        <draw:polyline draw:style-name="gr1" draw:text-style-name="P1" draw:layer="layout" svg:width="18.5cm" svg:height="28.7cm" svg:x="2cm" svg:y="0.5cm" svg:viewBox="0 0 18501 28701" draw:points="18501,28701 18501,0 0,0">
          <text:p/>
        </draw:polyline>
        <draw:polyline draw:style-name="gr1" draw:text-style-name="P1" draw:layer="layout" svg:width="18.5cm" svg:height="4cm" svg:x="2cm" svg:y="25.2cm" svg:viewBox="0 0 18501 4001" draw:points="18501,0 0,0 0,4001">
          <text:p/>
        </draw:polyline>
        <draw:line draw:style-name="gr1" draw:text-style-name="P1" draw:layer="layout" svg:x1="20.504cm" svg:y1="26.721cm" svg:x2="8.599cm" svg:y2="26.717cm">
          <text:p/>
        </draw:line>
        <draw:line draw:style-name="gr1" draw:text-style-name="P1" draw:layer="layout" svg:x1="8.596cm" svg:y1="25.2cm" svg:x2="8.596cm" svg:y2="29.201cm">
          <text:p/>
        </draw:line>
        <draw:line draw:style-name="gr1" draw:text-style-name="P1" draw:layer="layout" svg:x1="15.601cm" svg:y1="26.72cm" svg:x2="15.597cm" svg:y2="29.201cm">
          <text:p/>
        </draw:line>
        <draw:line draw:style-name="gr1" draw:text-style-name="P1" draw:layer="layout" svg:x1="15.6cm" svg:y1="27.34cm" svg:x2="20.503cm" svg:y2="27.34cm">
          <text:p/>
        </draw:line>
        <draw:line draw:style-name="gr1" draw:text-style-name="P1" draw:layer="layout" svg:x1="15.622cm" svg:y1="27.95cm" svg:x2="20.482cm" svg:y2="27.95cm">
          <text:p/>
        </draw:line>
        <draw:line draw:style-name="gr1" draw:text-style-name="P1" draw:layer="layout" svg:x1="17.097cm" svg:y1="26.732cm" svg:x2="17.097cm" svg:y2="27.925cm">
          <text:p/>
        </draw:line>
        <draw:line draw:style-name="gr2" draw:text-style-name="P1" draw:layer="layout" svg:x1="16.119cm" svg:y1="27.389cm" svg:x2="16.115cm" svg:y2="27.951cm">
          <text:p/>
        </draw:line>
        <draw:line draw:style-name="gr2" draw:text-style-name="P1" draw:layer="layout" svg:x1="16.618cm" svg:y1="27.37cm" svg:x2="16.618cm" svg:y2="27.949cm">
          <text:p/>
        </draw:line>
        <draw:line draw:style-name="gr1" draw:text-style-name="P1" draw:layer="layout" svg:x1="18.847cm" svg:y1="26.764cm" svg:x2="18.847cm" svg:y2="27.957cm">
          <text:p/>
        </draw:line>
        <draw:line draw:style-name="gr1" draw:text-style-name="P1" draw:layer="layout" svg:x1="7.5cm" svg:y1="25.2cm" svg:x2="7.5cm" svg:y2="29.2cm">
          <text:p/>
        </draw:line>
        <draw:line draw:style-name="gr1" draw:text-style-name="P1" draw:layer="layout" svg:x1="6.097cm" svg:y1="25.2cm" svg:x2="6.097cm" svg:y2="29.2cm">
          <text:p/>
        </draw:line>
        <draw:line draw:style-name="gr1" draw:text-style-name="P1" draw:layer="layout" svg:x1="3.797cm" svg:y1="25.2cm" svg:x2="3.797cm" svg:y2="29.2cm">
          <text:p/>
        </draw:line>
        <draw:line draw:style-name="gr2" draw:text-style-name="P1" draw:layer="layout" svg:x1="1.95cm" svg:y1="25.2cm" svg:x2="8.595cm" svg:y2="25.2cm">
          <text:p/>
        </draw:line>
        <draw:line draw:style-name="gr3" draw:text-style-name="P1" draw:layer="layout" svg:x1="2cm" svg:y1="25.7cm" svg:x2="8.595cm" svg:y2="25.7cm">
          <text:p/>
        </draw:line>
        <draw:line draw:style-name="gr1" draw:text-style-name="P1" draw:layer="layout" svg:x1="2cm" svg:y1="26.2cm" svg:x2="8.595cm" svg:y2="26.2cm">
          <text:p/>
        </draw:line>
        <draw:line draw:style-name="gr1" draw:text-style-name="P1" draw:layer="layout" svg:x1="1.99cm" svg:y1="26.7cm" svg:x2="8.596cm" svg:y2="26.7cm">
          <text:p/>
        </draw:line>
        <draw:line draw:style-name="gr2" draw:text-style-name="P1" draw:layer="layout" svg:x1="2.007cm" svg:y1="27.2cm" svg:x2="8.596cm" svg:y2="27.2cm">
          <text:p/>
        </draw:line>
        <draw:line draw:style-name="gr2" draw:text-style-name="P1" draw:layer="layout" svg:x1="2.007cm" svg:y1="27.7cm" svg:x2="8.609cm" svg:y2="27.7cm">
          <text:p/>
        </draw:line>
        <draw:line draw:style-name="gr2" draw:text-style-name="P1" draw:layer="layout" svg:x1="2cm" svg:y1="28.2cm" svg:x2="8.595cm" svg:y2="28.2cm">
          <text:p/>
        </draw:line>
        <draw:line draw:style-name="gr2" draw:text-style-name="P1" draw:layer="layout" svg:x1="2cm" svg:y1="28.7cm" svg:x2="8.595cm" svg:y2="28.7cm">
          <text:p/>
        </draw:line>
        <draw:line draw:style-name="gr1" draw:text-style-name="P1" draw:layer="layout" svg:x1="2.6cm" svg:y1="25.2cm" svg:x2="2.6cm" svg:y2="26.7cm">
          <text:p/>
        </draw:line>
        <draw:frame draw:style-name="gr4" draw:text-style-name="P3" draw:layer="layout" svg:width="0.75cm" svg:height="0.524cm" svg:x="1.875cm" svg:y="26.188cm">
          <draw:text-box>
            <text:p text:style-name="P2"><text:span text:style-name="T1">Изм</text:span></text:p>
          </draw:text-box>
        </draw:frame>
        <draw:frame draw:style-name="gr4" draw:text-style-name="P3" draw:layer="layout" svg:width="0.9cm" svg:height="0.524cm" svg:x="2.848cm" svg:y="26.188cm">
          <draw:text-box>
            <text:p text:style-name="P2"><text:span text:style-name="T1">Лист</text:span></text:p>
          </draw:text-box>
        </draw:frame>
        <draw:frame draw:style-name="gr4" draw:text-style-name="P3" draw:layer="layout" svg:width="2.2cm" svg:height="0.524cm" svg:x="3.848cm" svg:y="26.188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3" draw:layer="layout" svg:width="1.4cm" svg:height="0.524cm" svg:x="6.102cm" svg:y="26.188cm">
          <draw:text-box>
            <text:p text:style-name="P2"><text:span text:style-name="T1">Подпись</text:span></text:p>
          </draw:text-box>
        </draw:frame>
        <draw:frame draw:style-name="gr4" draw:text-style-name="P3" draw:layer="layout" svg:width="0.9cm" svg:height="0.524cm" svg:x="7.648cm" svg:y="26.188cm">
          <draw:text-box>
            <text:p text:style-name="P2"><text:span text:style-name="T1">Дата</text:span></text:p>
          </draw:text-box>
        </draw:frame>
        <draw:frame draw:style-name="gr5" draw:text-style-name="P3" draw:layer="layout" svg:width="1.4cm" svg:height="0.63cm" svg:x="15.622cm" svg:y="26.7cm">
          <draw:text-box>
            <text:p text:style-name="P2"><text:span text:style-name="T1">Лит.</text:span></text:p>
          </draw:text-box>
        </draw:frame>
        <draw:frame draw:style-name="gr4" draw:text-style-name="P3" draw:layer="layout" svg:width="1.65cm" svg:height="0.524cm" svg:x="17.044cm" svg:y="26.738cm">
          <draw:text-box>
            <text:p text:style-name="P2"><text:span text:style-name="T1">Лист</text:span></text:p>
          </draw:text-box>
        </draw:frame>
        <draw:frame draw:style-name="gr4" draw:text-style-name="P3" draw:layer="layout" svg:width="1.65cm" svg:height="0.524cm" svg:x="18.85cm" svg:y="26.738cm">
          <draw:text-box>
            <text:p text:style-name="P2"><text:span text:style-name="T1">Листов</text:span></text:p>
          </draw:text-box>
        </draw:frame>
        <draw:frame draw:style-name="gr6" draw:text-style-name="P3" draw:layer="layout" svg:width="1.775cm" svg:height="0.57cm" svg:x="2.007cm" svg:y="27.165cm">
          <draw:text-box>
            <text:p text:style-name="P4"><text:span text:style-name="T2">Пров.</text:span></text:p>
          </draw:text-box>
        </draw:frame>
        <draw:frame draw:style-name="gr6" draw:text-style-name="P3" draw:layer="layout" svg:width="1.775cm" svg:height="0.57cm" svg:x="2cm" svg:y="26.665cm">
          <draw:text-box>
            <text:p text:style-name="P4"><text:span text:style-name="T2">Разраб.</text:span></text:p>
          </draw:text-box>
        </draw:frame>
        <draw:frame draw:style-name="gr7" draw:text-style-name="P3" draw:layer="layout" svg:width="4.825cm" svg:height="1.245cm" svg:x="15.622cm" svg:y="27.955cm">
          <draw:text-box>
            <text:p text:style-name="P2"><text:span text:style-name="T3">БГУИР, гр. 950501</text:span></text:p>
          </draw:text-box>
        </draw:frame>
        <draw:frame draw:style-name="gr8" draw:text-style-name="P3" draw:layer="layout" svg:width="7cm" svg:height="2.615cm" svg:x="8.6cm" svg:y="26.585cm">
          <draw:text-box>
            <text:p text:style-name="P2"><text:span text:style-name="T4">Микропроцессорное устройство измерения параметрво звука.</text:span></text:p>
            <text:p text:style-name="P2"><text:span text:style-name="T4">Перечень элементов</text:span></text:p>
          </draw:text-box>
        </draw:frame>
        <draw:frame draw:style-name="gr9" draw:text-style-name="P3" draw:layer="layout" svg:width="11.85cm" svg:height="1.5cm" svg:x="8.65cm" svg:y="25.2cm">
          <draw:text-box>
            <text:p text:style-name="P2"><text:span text:style-name="T5">БГУИР КР 1-400201.119 ПЭ3</text:span></text:p>
          </draw:text-box>
        </draw:frame>
        <draw:frame draw:style-name="gr10" draw:text-style-name="P3" draw:layer="layout" svg:width="1.65cm" svg:height="0.755cm" svg:x="16.192cm" svg:y="27.622cm">
          <draw:text-box>
            <text:p text:style-name="P2"><text:span text:style-name="T6">1</text:span></text:p>
          </draw:text-box>
        </draw:frame>
        <draw:frame draw:style-name="gr10" draw:text-style-name="P3" draw:layer="layout" svg:width="1.4cm" svg:height="0.755cm" svg:x="15.6cm" svg:y="27.273cm">
          <draw:text-box>
            <text:p text:style-name="P2"><text:span text:style-name="T6">У</text:span></text:p>
          </draw:text-box>
        </draw:frame>
        <draw:line draw:style-name="gr3" draw:text-style-name="P1" draw:layer="layout" svg:x1="1.975cm" svg:y1="23.6cm" svg:x2="20.5cm" svg:y2="23.6cm">
          <text:p/>
        </draw:line>
        <draw:line draw:style-name="gr3" draw:text-style-name="P1" draw:layer="layout" svg:x1="1.988cm" svg:y1="22.8cm" svg:x2="20.5cm" svg:y2="22.8cm">
          <text:p/>
        </draw:line>
        <draw:line draw:style-name="gr3" draw:text-style-name="P1" draw:layer="layout" svg:x1="1.975cm" svg:y1="21.9cm" svg:x2="20.5cm" svg:y2="21.9cm">
          <text:p/>
        </draw:line>
        <draw:line draw:style-name="gr3" draw:text-style-name="P1" draw:layer="layout" svg:x1="1.988cm" svg:y1="21.1cm" svg:x2="20.5cm" svg:y2="21.1cm">
          <text:p/>
        </draw:line>
        <draw:line draw:style-name="gr3" draw:text-style-name="P1" draw:layer="layout" svg:x1="2cm" svg:y1="20.3cm" svg:x2="20.5cm" svg:y2="20.3cm">
          <text:p/>
        </draw:line>
        <draw:line draw:style-name="gr3" draw:text-style-name="P1" draw:layer="layout" svg:x1="2cm" svg:y1="19.5cm" svg:x2="20.5cm" svg:y2="19.5cm">
          <text:p/>
        </draw:line>
        <draw:line draw:style-name="gr3" draw:text-style-name="P1" draw:layer="layout" svg:x1="2cm" svg:y1="18.7cm" svg:x2="20.5cm" svg:y2="18.7cm">
          <text:p/>
        </draw:line>
        <draw:line draw:style-name="gr3" draw:text-style-name="P1" draw:layer="layout" svg:x1="1.975cm" svg:y1="17.9cm" svg:x2="20.5cm" svg:y2="17.9cm">
          <text:p/>
        </draw:line>
        <draw:line draw:style-name="gr3" draw:text-style-name="P1" draw:layer="layout" svg:x1="2cm" svg:y1="17.1cm" svg:x2="20.5cm" svg:y2="17.1cm">
          <text:p/>
        </draw:line>
        <draw:line draw:style-name="gr3" draw:text-style-name="P1" draw:layer="layout" svg:x1="2cm" svg:y1="16.355cm" svg:x2="20.5cm" svg:y2="16.355cm">
          <text:p/>
        </draw:line>
        <draw:line draw:style-name="gr3" draw:text-style-name="P1" draw:layer="layout" svg:x1="1.988cm" svg:y1="15.5cm" svg:x2="20.5cm" svg:y2="15.5cm">
          <text:p/>
        </draw:line>
        <draw:line draw:style-name="gr3" draw:text-style-name="P1" draw:layer="layout" svg:x1="1.988cm" svg:y1="14.7cm" svg:x2="20.5cm" svg:y2="14.7cm">
          <text:p/>
        </draw:line>
        <draw:line draw:style-name="gr3" draw:text-style-name="P1" draw:layer="layout" svg:x1="2cm" svg:y1="13.9cm" svg:x2="20.5cm" svg:y2="13.9cm">
          <text:p/>
        </draw:line>
        <draw:line draw:style-name="gr3" draw:text-style-name="P1" draw:layer="layout" svg:x1="1.962cm" svg:y1="13.093cm" svg:x2="20.499cm" svg:y2="13.093cm">
          <text:p/>
        </draw:line>
        <draw:line draw:style-name="gr3" draw:text-style-name="P1" draw:layer="layout" svg:x1="2.012cm" svg:y1="12.3cm" svg:x2="20.499cm" svg:y2="12.3cm">
          <text:p/>
        </draw:line>
        <draw:line draw:style-name="gr3" draw:text-style-name="P1" draw:layer="layout" svg:x1="1.95cm" svg:y1="11.5cm" svg:x2="20.5cm" svg:y2="11.5cm">
          <text:p/>
        </draw:line>
        <draw:line draw:style-name="gr3" draw:text-style-name="P1" draw:layer="layout" svg:x1="2cm" svg:y1="10.7cm" svg:x2="20.5cm" svg:y2="10.7cm">
          <text:p/>
        </draw:line>
        <draw:line draw:style-name="gr3" draw:text-style-name="P1" draw:layer="layout" svg:x1="2cm" svg:y1="9.9cm" svg:x2="20.5cm" svg:y2="9.9cm">
          <text:p/>
        </draw:line>
        <draw:line draw:style-name="gr3" draw:text-style-name="P1" draw:layer="layout" svg:x1="1.95cm" svg:y1="9.1cm" svg:x2="20.5cm" svg:y2="9.1cm">
          <text:p/>
        </draw:line>
        <draw:line draw:style-name="gr3" draw:text-style-name="P1" draw:layer="layout" svg:x1="1.962cm" svg:y1="8.3cm" svg:x2="20.499cm" svg:y2="8.3cm">
          <text:p/>
        </draw:line>
        <draw:line draw:style-name="gr3" draw:text-style-name="P1" draw:layer="layout" svg:x1="1.988cm" svg:y1="7.5cm" svg:x2="20.5cm" svg:y2="7.5cm">
          <text:p/>
        </draw:line>
        <draw:line draw:style-name="gr1" draw:text-style-name="P1" draw:layer="layout" svg:x1="1.975cm" svg:y1="2.1cm" svg:x2="20.499cm" svg:y2="2.1cm">
          <text:p/>
        </draw:line>
        <draw:frame draw:style-name="gr11" draw:text-style-name="P3" draw:layer="layout" svg:width="2.35cm" svg:height="1.61cm" svg:x="2cm" svg:y="0.45cm">
          <draw:text-box>
            <text:p text:style-name="P2"><text:span text:style-name="T4">Поз. Обознач.</text:span></text:p>
          </draw:text-box>
        </draw:frame>
        <draw:frame draw:style-name="gr11" draw:text-style-name="P3" draw:layer="layout" svg:width="10.62cm" svg:height="1.61cm" svg:x="4.38cm" svg:y="0.5cm">
          <draw:text-box>
            <text:p text:style-name="P2"><text:span text:style-name="T4">Наименование</text:span></text:p>
          </draw:text-box>
        </draw:frame>
        <draw:frame draw:style-name="gr11" draw:text-style-name="P3" draw:layer="layout" svg:width="4.5cm" svg:height="1.61cm" svg:x="16cm" svg:y="0.5cm">
          <draw:text-box>
            <text:p text:style-name="P2"><text:span text:style-name="T4">Примечание</text:span></text:p>
          </draw:text-box>
        </draw:frame>
        <draw:line draw:style-name="gr3" draw:text-style-name="P1" draw:layer="layout" svg:x1="2.012cm" svg:y1="24.4cm" svg:x2="20.499cm" svg:y2="24.4cm">
          <text:p/>
        </draw:line>
        <draw:line draw:style-name="gr3" draw:text-style-name="P1" draw:layer="layout" svg:x1="1.988cm" svg:y1="2.9cm" svg:x2="20.5cm" svg:y2="2.9cm">
          <text:p/>
        </draw:line>
        <draw:line draw:style-name="gr3" draw:text-style-name="P1" draw:layer="layout" svg:x1="1.962cm" svg:y1="3.7cm" svg:x2="20.499cm" svg:y2="3.7cm">
          <text:p/>
        </draw:line>
        <draw:line draw:style-name="gr3" draw:text-style-name="P1" draw:layer="layout" svg:x1="2cm" svg:y1="4.5cm" svg:x2="20.529cm" svg:y2="4.5cm">
          <text:p/>
        </draw:line>
        <draw:line draw:style-name="gr3" draw:text-style-name="P1" draw:layer="layout" svg:x1="1.975cm" svg:y1="5.3cm" svg:x2="20.5cm" svg:y2="5.3cm">
          <text:p/>
        </draw:line>
        <draw:line draw:style-name="gr3" draw:text-style-name="P1" draw:layer="layout" svg:x1="1.95cm" svg:y1="6.1cm" svg:x2="20.499cm" svg:y2="6.1cm">
          <text:p/>
        </draw:line>
        <draw:line draw:style-name="gr3" draw:text-style-name="P1" draw:layer="layout" svg:x1="2cm" svg:y1="6.8cm" svg:x2="20.575cm" svg:y2="6.8cm">
          <text:p/>
        </draw:line>
        <draw:frame draw:style-name="gr12" draw:text-style-name="P5" draw:layer="layout" svg:width="2.7cm" svg:height="0.905cm" svg:x="3.65cm" svg:y="26.501cm">
          <draw:text-box>
            <text:p text:style-name="P2"><text:span text:style-name="T1">Поддубный Д.П.</text:span></text:p>
          </draw:text-box>
        </draw:frame>
        <draw:line draw:style-name="gr13" draw:text-style-name="P1" draw:layer="layout" svg:x1="2cm" svg:y1="0.45cm" svg:x2="2cm" svg:y2="29.2cm">
          <text:p/>
        </draw:line>
        <draw:line draw:style-name="gr13" draw:text-style-name="P1" draw:layer="layout" svg:x1="4.4cm" svg:y1="0.5cm" svg:x2="4.4cm" svg:y2="25.192cm">
          <text:p/>
        </draw:line>
        <draw:line draw:style-name="gr13" draw:text-style-name="P1" draw:layer="layout" svg:x1="16cm" svg:y1="0.525cm" svg:x2="16cm" svg:y2="25.187cm">
          <text:p/>
        </draw:line>
        <draw:line draw:style-name="gr13" draw:text-style-name="P1" draw:layer="layout" svg:x1="15cm" svg:y1="0.54cm" svg:x2="15cm" svg:y2="25.21cm">
          <text:p/>
        </draw:line>
        <draw:frame draw:style-name="gr11" draw:text-style-name="P3" draw:layer="layout" svg:width="1.25cm" svg:height="1.61cm" draw:transform="rotate (1.5707963267949) translate (14.67cm 1.867cm)">
          <draw:text-box>
            <text:p text:style-name="P2"><text:span text:style-name="T4">Кол.</text:span></text:p>
          </draw:text-box>
        </draw:frame>
        <draw:frame draw:style-name="gr14" draw:text-style-name="P3" draw:layer="layout" svg:width="10.62cm" svg:height="0.851cm" svg:x="4.38cm" svg:y="2.875cm">
          <draw:text-box>
            <text:p text:style-name="P2"><text:span text:style-name="T7">Микросхемы</text:span></text:p>
          </draw:text-box>
        </draw:frame>
        <draw:frame draw:style-name="gr14" draw:text-style-name="P3" draw:layer="layout" svg:width="2.35cm" svg:height="0.851cm" svg:x="2cm" svg:y="3.675cm">
          <draw:text-box>
            <text:p text:style-name="P2"><text:span text:style-name="T4">DD1</text:span></text:p>
          </draw:text-box>
        </draw:frame>
        <draw:frame draw:style-name="gr14" draw:text-style-name="P3" draw:layer="layout" svg:width="10.62cm" svg:height="0.851cm" svg:x="4.4cm" svg:y="3.675cm">
          <draw:text-box>
            <text:p text:style-name="P4"><text:span text:style-name="T4">Arduino Nano</text:span></text:p>
          </draw:text-box>
        </draw:frame>
        <draw:frame draw:style-name="gr14" draw:text-style-name="P3" draw:layer="layout" svg:width="1cm" svg:height="0.851cm" svg:x="15cm" svg:y="3.675cm">
          <draw:text-box>
            <text:p text:style-name="P2"><text:span text:style-name="T4">1</text:span></text:p>
          </draw:text-box>
        </draw:frame>
        <draw:frame draw:style-name="gr14" draw:text-style-name="P3" draw:layer="layout" svg:width="2.35cm" svg:height="0.851cm" svg:x="2cm" svg:y="4.475cm">
          <draw:text-box>
            <text:p text:style-name="P2"><text:span text:style-name="T4">DD2</text:span></text:p>
          </draw:text-box>
        </draw:frame>
        <draw:frame draw:style-name="gr14" draw:text-style-name="P3" draw:layer="layout" svg:width="10.62cm" svg:height="0.851cm" svg:x="4.445cm" svg:y="8.255cm">
          <draw:text-box>
            <text:p text:style-name="P2"><text:span text:style-name="T7">Кондесаторы</text:span></text:p>
          </draw:text-box>
        </draw:frame>
        <draw:frame draw:style-name="gr15" draw:text-style-name="P3" draw:layer="layout" svg:width="3cm" svg:height="0.71cm" svg:x="3.75cm" svg:y="27.146cm">
          <draw:text-box>
            <text:p text:style-name="P4"><text:span text:style-name="T2">Селезнев И.Л.</text:span></text:p>
          </draw:text-box>
        </draw:frame>
        <draw:frame draw:style-name="gr14" draw:text-style-name="P3" draw:layer="layout" svg:width="10.62cm" svg:height="0.851cm" svg:x="4.4cm" svg:y="4.475cm">
          <draw:text-box>
            <text:p text:style-name="P4"><text:span text:style-name="T4">MAX7219</text:span></text:p>
          </draw:text-box>
        </draw:frame>
        <draw:frame draw:style-name="gr14" draw:text-style-name="P3" draw:layer="layout" svg:width="1cm" svg:height="0.851cm" svg:x="15cm" svg:y="4.475cm">
          <draw:text-box>
            <text:p text:style-name="P2"><text:span text:style-name="T4">4</text:span></text:p>
          </draw:text-box>
        </draw:frame>
        <draw:frame draw:style-name="gr14" draw:text-style-name="P3" draw:layer="layout" svg:width="10.62cm" svg:height="0.851cm" svg:x="4.302cm" svg:y="5.181cm">
          <draw:text-box>
            <text:p text:style-name="P2"><text:span text:style-name="T7">Резисторы</text:span></text:p>
          </draw:text-box>
        </draw:frame>
        <draw:frame draw:style-name="gr14" draw:text-style-name="P3" draw:layer="layout" svg:width="10.62cm" svg:height="0.851cm" svg:x="4.302cm" svg:y="9.842cm">
          <draw:text-box>
            <text:p text:style-name="P2"><text:span text:style-name="T7">Кнопки</text:span></text:p>
          </draw:text-box>
        </draw:frame>
        <draw:frame draw:style-name="gr14" draw:text-style-name="P3" draw:layer="layout" svg:width="2.35cm" svg:height="0.851cm" svg:x="2.095cm" svg:y="6.032cm">
          <draw:text-box>
            <text:p text:style-name="P2"><text:span text:style-name="T4">R1,R2,R5</text:span></text:p>
          </draw:text-box>
        </draw:frame>
        <draw:frame draw:style-name="gr14" draw:text-style-name="P3" draw:layer="layout" svg:width="2.55cm" svg:height="0.851cm" svg:x="1.905cm" svg:y="8.991cm">
          <draw:text-box>
            <text:p text:style-name="P2"><text:span text:style-name="T4">С1, С2</text:span></text:p>
          </draw:text-box>
        </draw:frame>
        <draw:frame draw:style-name="gr14" draw:text-style-name="P3" draw:layer="layout" svg:width="2.35cm" svg:height="0.851cm" svg:x="2.095cm" svg:y="10.579cm">
          <draw:text-box>
            <text:p text:style-name="P2"><text:span text:style-name="T4">SB1</text:span></text:p>
          </draw:text-box>
        </draw:frame>
        <draw:frame draw:style-name="gr14" draw:text-style-name="P3" draw:layer="layout" svg:width="1cm" svg:height="0.851cm" svg:x="14.922cm" svg:y="8.991cm">
          <draw:text-box>
            <text:p text:style-name="P2"><text:span text:style-name="T4">2</text:span></text:p>
          </draw:text-box>
        </draw:frame>
        <draw:frame draw:style-name="gr14" draw:text-style-name="P3" draw:layer="layout" svg:width="1cm" svg:height="0.851cm" svg:x="14.922cm" svg:y="10.579cm">
          <draw:text-box>
            <text:p text:style-name="P2"><text:span text:style-name="T4">1</text:span></text:p>
          </draw:text-box>
        </draw:frame>
        <draw:frame draw:style-name="gr14" draw:text-style-name="P3" draw:layer="layout" svg:width="10.62cm" svg:height="0.851cm" svg:x="4.445cm" svg:y="6.032cm">
          <draw:text-box>
            <text:p text:style-name="P4"><text:span text:style-name="T4">Резистор <text:s/>5 кОм</text:span></text:p>
          </draw:text-box>
        </draw:frame>
        <draw:frame draw:style-name="gr14" draw:text-style-name="P3" draw:layer="layout" svg:width="10.62cm" svg:height="0.851cm" svg:x="4.445cm" svg:y="8.991cm">
          <draw:text-box>
            <text:p text:style-name="P4"><text:span text:style-name="T4">Конденсатор 100 нФ</text:span></text:p>
          </draw:text-box>
        </draw:frame>
        <draw:frame draw:style-name="gr14" draw:text-style-name="P3" draw:layer="layout" svg:width="10.62cm" svg:height="0.851cm" svg:x="4.445cm" svg:y="10.579cm">
          <draw:text-box>
            <text:p text:style-name="P4"><text:span text:style-name="T4">Кнопка тактовая KAN0611-0501B</text:span></text:p>
          </draw:text-box>
        </draw:frame>
        <draw:frame draw:style-name="gr14" draw:text-style-name="P3" draw:layer="layout" svg:width="2.35cm" svg:height="0.851cm" svg:x="2.095cm" svg:y="6.667cm">
          <draw:text-box>
            <text:p text:style-name="P2"><text:span text:style-name="T4">R3,R4</text:span></text:p>
          </draw:text-box>
        </draw:frame>
        <draw:frame draw:style-name="gr14" draw:text-style-name="P3" draw:layer="layout" svg:width="2.35cm" svg:height="0.851cm" svg:x="2.095cm" svg:y="7.404cm">
          <draw:text-box>
            <text:p text:style-name="P2"><text:span text:style-name="T4">R6</text:span></text:p>
          </draw:text-box>
        </draw:frame>
        <draw:frame draw:style-name="gr14" draw:text-style-name="P3" draw:layer="layout" svg:width="10.62cm" svg:height="0.851cm" svg:x="4.445cm" svg:y="6.667cm">
          <draw:text-box>
            <text:p text:style-name="P4"><text:span text:style-name="T4">Резистор <text:s/>100 кОм</text:span></text:p>
          </draw:text-box>
        </draw:frame>
        <draw:frame draw:style-name="gr14" draw:text-style-name="P3" draw:layer="layout" svg:width="10.62cm" svg:height="0.851cm" svg:x="4.445cm" svg:y="7.404cm">
          <draw:text-box>
            <text:p text:style-name="P4"><text:span text:style-name="T4">Резистор <text:s/>10 кОм</text:span></text:p>
          </draw:text-box>
        </draw:frame>
        <draw:frame draw:style-name="gr14" draw:text-style-name="P3" draw:layer="layout" svg:width="1cm" svg:height="0.851cm" svg:x="14.922cm" svg:y="6.032cm">
          <draw:text-box>
            <text:p text:style-name="P2"><text:span text:style-name="T4">3</text:span></text:p>
          </draw:text-box>
        </draw:frame>
        <draw:frame draw:style-name="gr14" draw:text-style-name="P3" draw:layer="layout" svg:width="1cm" svg:height="0.851cm" svg:x="14.875cm" svg:y="6.769cm">
          <draw:text-box>
            <text:p text:style-name="P2"><text:span text:style-name="T4">2</text:span></text:p>
          </draw:text-box>
        </draw:frame>
        <draw:frame draw:style-name="gr14" draw:text-style-name="P3" draw:layer="layout" svg:width="1cm" svg:height="0.851cm" svg:x="14.875cm" svg:y="7.404cm">
          <draw:text-box>
            <text:p text:style-name="P2"><text:span text:style-name="T4">1</text:span></text:p>
          </draw:text-box>
        </draw:frame>
        <draw:frame draw:style-name="gr14" draw:text-style-name="P3" draw:layer="layout" svg:width="10.62cm" svg:height="0.851cm" svg:x="4.302cm" svg:y="11.43cm">
          <draw:text-box>
            <text:p text:style-name="P2"><text:span text:style-name="T7">Светодиодная матрица</text:span></text:p>
          </draw:text-box>
        </draw:frame>
        <draw:frame draw:style-name="gr14" draw:text-style-name="P3" draw:layer="layout" svg:width="2.35cm" svg:height="0.851cm" svg:x="2.095cm" svg:y="12.166cm">
          <draw:text-box>
            <text:p text:style-name="P2"><text:span text:style-name="T4">HL1</text:span></text:p>
          </draw:text-box>
        </draw:frame>
        <draw:frame draw:style-name="gr14" draw:text-style-name="P3" draw:layer="layout" svg:width="10.62cm" svg:height="0.851cm" svg:x="4.445cm" svg:y="12.166cm">
          <draw:text-box>
            <text:p text:style-name="P4"><text:span text:style-name="T4">Светодиодная матрица </text:span><text:span text:style-name="T8">TC15-11SRWA</text:span></text:p>
          </draw:text-box>
        </draw:frame>
        <draw:frame draw:style-name="gr14" draw:text-style-name="P3" draw:layer="layout" svg:width="1cm" svg:height="0.851cm" svg:x="14.922cm" svg:y="12.166cm">
          <draw:text-box>
            <text:p text:style-name="P2"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able_20_Paragraph" style:display-name="Table Paragraph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language="ru" fo:country="RU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List_20_Paragraph" style:display-name="List Paragraph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language="ru" fo:country="RU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language="ru" fo:country="RU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font-name="Arial" fo:font-family="Arial" style:font-family-generic="roman" style:font-pitch="variable" fo:font-size="12pt" fo:language="ru" fo:country="RU" fo:font-style="italic" style:font-name-asian="Arial1" style:font-family-asian="Arial" style:font-pitch-asian="variable" style:font-size-asian="12pt" style:font-style-asian="italic" style:font-name-complex="Arial" style:font-family-complex="Arial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font-name="Arial" fo:font-family="Arial" style:font-family-generic="roman" style:font-pitch="variable" fo:language="ru" fo:country="RU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font-name="Arial" fo:font-family="Arial" style:font-family-generic="roman" style:font-pitch="variable" fo:language="ru" fo:country="RU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swiss" style:font-pitch="variable" fo:font-size="14pt" fo:language="ru" fo:country="RU" style:font-name-asian="Microsoft YaHei1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5:21:41.801000000</dc:date>
    <meta:creation-date>2021-12-08T01:29:41Z</meta:creation-date>
    <meta:generator>LibreOffice/7.1.4.2$Windows_X86_64 LibreOffice_project/a529a4fab45b75fefc5b6226684193eb000654f6</meta:generator>
    <meta:editing-duration>PT21M32S</meta:editing-duration>
    <meta:editing-cycles>3</meta:editing-cycles>
    <meta:document-statistic meta:object-count="107"/>
  </office:meta>
</office:document-meta>
</file>